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220.765500187" calcext:value-type="float">
            <text:p>508220.7655001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7424.837988836" calcext:value-type="float">
            <text:p>507424.8379888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7057.433232078" calcext:value-type="float">
            <text:p>507057.4332320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7172.339743762" calcext:value-type="float">
            <text:p>507172.3397437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6931.489013475" calcext:value-type="float">
            <text:p>506931.4890134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9975.004517937" calcext:value-type="float">
            <text:p>509975.0045179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6928.153856207" calcext:value-type="float">
            <text:p>506928.1538562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6926.238529695" calcext:value-type="float">
            <text:p>506926.238529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39.831095621" calcext:value-type="float">
            <text:p>507039.8310956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6926.114437223" calcext:value-type="float">
            <text:p>506926.1144372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6925.947784209" calcext:value-type="float">
            <text:p>506925.947784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6926.029812629" calcext:value-type="float">
            <text:p>506926.0298126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6925.947721897" calcext:value-type="float">
            <text:p>506925.9477218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6925.947685469" calcext:value-type="float">
            <text:p>506925.9476854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6925.950225639" calcext:value-type="float">
            <text:p>506925.9502256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6925.947680408" calcext:value-type="float">
            <text:p>506925.9476804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6925.947678464" calcext:value-type="float">
            <text:p>506925.9476784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6925.947679187" calcext:value-type="float">
            <text:p>506925.9476791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6925.947677862" calcext:value-type="float">
            <text:p>506925.9476778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6925.947700436" calcext:value-type="float">
            <text:p>506925.9477004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6925.947677847" calcext:value-type="float">
            <text:p>506925.9476778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6925.947677843" calcext:value-type="float">
            <text:p>506925.9476778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6925.947679855" calcext:value-type="float">
            <text:p>506925.947679855</text:p>
          </table:table-cell>
        </table:table-row>
        <table:table-row table:style-name="ro1" table:number-rows-repeated="104855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mer </meta:initial-creator>
    <meta:creation-date>2014-03-01T18:25:47.338985748</meta:creation-date>
    <dc:date>2014-03-01T18:27:53.559060698</dc:date>
    <dc:creator>wilmer </dc:creator>
    <meta:editing-duration>P0D</meta:editing-duration>
    <meta:editing-cycles>1</meta:editing-cycles>
    <meta:document-statistic meta:table-count="1" meta:cell-count="49" meta:object-count="0"/>
    <meta:generator>LibreOffice/4.1.3.2$Linux_X86_64 LibreOffice_project/410m0$Build-2</meta:generator>
  </office:meta>
</office:document-meta>
</file>